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nnection.setDefaultAllowUserInteracti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Defaul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Reques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DoInpu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Do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uessContentTypeFrom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RequestProper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HeaderFiel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AllowUser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IfModifiedSinc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FileNameMap( java . net . FileName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HeaderFiel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DefaultUseCache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UseCache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HeaderFieldIn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AllowUserInteracti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DoOutpu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DefaultAllowUser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setContentHandlerFactory( java . net . ContentHandlerFacto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Content( java . lang . Class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uessContentTypeFrom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HeaderFieldDate( java . lang . Stri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URLConnection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HeaderFieldKe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IfModifiedSi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FileNam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Connection.getDo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